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7.041cm" fo:margin-left="-0.042cm" fo:margin-right="0cm" table:align="margins"/>
    </style:style>
    <style:style style:name="Tableau1.A" style:family="table-column">
      <style:table-column-properties style:column-width="8.546cm" style:rel-column-width="32865*"/>
    </style:style>
    <style:style style:name="Tableau1.B" style:family="table-column">
      <style:table-column-properties style:column-width="8.495cm" style:rel-column-width="3267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41cm" fo:margin-left="-0.042cm" fo:margin-right="0cm" table:align="margins"/>
    </style:style>
    <style:style style:name="Tableau2.A" style:family="table-column">
      <style:table-column-properties style:column-width="8.546cm" style:rel-column-width="32865*"/>
    </style:style>
    <style:style style:name="Tableau2.B" style:family="table-column">
      <style:table-column-properties style:column-width="8.495cm" style:rel-column-width="326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4">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list-style-name="L11"/>
    <style:style style:name="P13" style:family="paragraph" style:parent-style-name="Text_20_body">
      <style:paragraph-properties fo:text-align="start"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start" style:justify-single-word="false"/>
      <style:text-properties fo:font-weight="normal" style:font-weight-asian="normal" style:font-weight-complex="normal"/>
    </style:style>
    <style:style style:name="P16" style:family="paragraph" style:parent-style-name="Text_20_body" style:list-style-name="L14"/>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list-style-name="L13">
      <style:text-properties fo:font-style="normal" style:font-style-asian="normal" style:font-style-complex="normal"/>
    </style:style>
    <style:style style:name="P22" style:family="paragraph" style:parent-style-name="Standard" style:list-style-name="L13">
      <style:text-properties fo:font-style="normal" fo:font-weight="normal" style:font-style-asian="normal" style:font-weight-asian="normal" style:font-style-complex="normal" style:font-weight-complex="normal"/>
    </style:style>
    <style:style style:name="P23" style:family="paragraph" style:parent-style-name="Standard" style:list-style-name="L2">
      <style:text-properties fo:font-style="italic" style:font-style-asian="italic" style:font-style-complex="italic"/>
    </style:style>
    <style:style style:name="P24" style:family="paragraph" style:parent-style-name="Standard" style:list-style-name="L4">
      <style:text-properties fo:font-style="italic" style:font-style-asian="italic" style:font-style-complex="italic"/>
    </style:style>
    <style:style style:name="P25" style:family="paragraph" style:parent-style-name="Standard" style:list-style-name="L5">
      <style:text-properties fo:font-style="italic" style:font-style-asian="italic" style:font-style-complex="italic"/>
    </style:style>
    <style:style style:name="P26" style:family="paragraph" style:parent-style-name="Standard" style:list-style-name="L6">
      <style:text-properties fo:font-style="italic" style:font-style-asian="italic" style:font-style-complex="italic"/>
    </style:style>
    <style:style style:name="P27" style:family="paragraph" style:parent-style-name="Standard" style:list-style-name="L7">
      <style:text-properties fo:font-style="italic" style:font-style-asian="italic" style:font-style-complex="italic"/>
    </style:style>
    <style:style style:name="P28" style:family="paragraph" style:parent-style-name="Standard" style:list-style-name="L3">
      <style:text-properties fo:font-style="italic" style:font-style-asian="italic" style:font-style-complex="italic"/>
    </style:style>
    <style:style style:name="P29" style:family="paragraph" style:parent-style-name="Standard" style:list-style-name="L4"/>
    <style:style style:name="P30" style:family="paragraph" style:parent-style-name="Standard" style:list-style-name="L13"/>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normal" style:font-weight-asian="normal" style:font-weight-complex="normal"/>
    </style:style>
    <style:style style:name="P33" style:family="paragraph" style:parent-style-name="Standard" style:list-style-name="L13">
      <style:paragraph-properties fo:margin-left="1.251cm" fo:margin-right="0cm" fo:text-indent="-0.635cm" style:auto-text-indent="false"/>
    </style:style>
    <style:style style:name="P34" style:family="paragraph" style:parent-style-name="Standard">
      <style:paragraph-properties fo:background-color="#e6e6e6">
        <style:background-image/>
      </style:paragraph-properties>
      <style:text-properties style:font-name="Lucida Console"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background-color="#e6e6e6">
        <style:background-image/>
      </style:paragraph-properties>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1.251cm" fo:margin-right="0cm" fo:text-indent="0cm" style:auto-text-indent="false" fo:background-color="#e6e6e6">
        <style:background-image/>
      </style:paragraph-properties>
    </style:style>
    <style:style style:name="P39" style:family="paragraph" style:parent-style-name="Standard">
      <style:paragraph-properties fo:margin-left="1.251cm" fo:margin-right="0cm" fo:text-indent="0cm" style:auto-text-indent="false" fo:background-color="#e6e6e6">
        <style:background-image/>
      </style:paragraph-properties>
      <style:text-properties fo:font-style="normal" style:font-style-asian="normal" style:font-style-complex="normal"/>
    </style:style>
    <style:style style:name="P40" style:family="paragraph" style:parent-style-name="Heading_20_2">
      <style:paragraph-properties fo:break-before="page"/>
    </style:style>
    <style:style style:name="P41" style:family="paragraph" style:parent-style-name="Heading_20_3">
      <style:paragraph-properties fo:text-align="start" style:justify-single-word="false"/>
    </style:style>
    <style:style style:name="P42" style:family="paragraph" style:parent-style-name="Heading_20_3">
      <style:text-properties fo:font-style="normal" fo:font-weight="bold" style:font-style-asian="normal" style:font-weight-asian="bold" style:font-style-complex="normal" style:font-weight-complex="bold"/>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color="#000000"/>
    </style:style>
    <style:style style:name="T12" style:family="text">
      <style:text-properties fo:color="#7f0055" fo:font-weight="bold" style:font-weight-asian="bold" style:font-weight-complex="bold"/>
    </style:style>
    <style:style style:name="T13" style:family="text">
      <style:text-properties fo:color="#0000c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721_1968797413"/>Module SIPS/ATOS pour Prestashop<text:bookmark-end text:name="__RefHeading__721_1968797413"/></text:h>
      <text:p text:style-name="Text_20_body"/>
      <text:p text:style-name="Text_20_body"><text:span text:style-name="T10">Module et documentation écrits par Damien VERON (appelé aussi TrogloGeek).<text:line-break/></text:span><text:a xlink:type="simple" xlink:href="http://www.capillotracteur.fr/"><text:span text:style-name="T10">http://www.capillotracteur.fr</text:span></text:a><text:span text:style-name="T10"><text:line-break/>module diffusé sous licence GNU/GPL v3.</text:span></text:p>
      <text:p text:style-name="P3">Sont considérés comme faisant partie du module, et donc couverts par la GPL, les fichiers :<text:line-break/>tgg_atos/tgg_atos.php<text:line-break/>ainsi que le contenu des dossiers<text:line-break/>tgg_atos/tpl<text:line-break/>tgg_atos/admin-tpl<text:line-break/>tgg_atos/front-ctrl</text:p>
      <text:p text:style-name="P3">ainsi que cette documentation.</text:p>
      <text:p text:style-name="P3">Les autres fichiers ont qualité de ressources externes.</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5">Module SIPS/ATOS pour Prestashop<text:tab/><text:a xlink:type="simple" xlink:href="#__RefHeading__721_1968797413" text:style-name="Internet_20_link" text:visited-style-name="Internet_20_link">1</text:a></text:p>
          <text:p text:style-name="P46">Généralités à propos de ce module<text:tab/><text:a xlink:type="simple" xlink:href="#__RefHeading__1282_894293418" text:style-name="Internet_20_link" text:visited-style-name="Internet_20_link">2</text:a></text:p>
          <text:p text:style-name="P46">Installation :<text:tab/><text:a xlink:type="simple" xlink:href="#__RefHeading__723_1968797413" text:style-name="Internet_20_link" text:visited-style-name="Internet_20_link">3</text:a></text:p>
          <text:p text:style-name="P47">Droits nécessaires sur les fichiers :<text:tab/><text:a xlink:type="simple" xlink:href="#__RefHeading__725_1968797413" text:style-name="Internet_20_link" text:visited-style-name="Internet_20_link">4</text:a></text:p>
          <text:p text:style-name="P46">Questions fréquentes<text:tab/><text:a xlink:type="simple" xlink:href="#__RefHeading__1253_1708058113" text:style-name="Internet_20_link" text:visited-style-name="Internet_20_link">5</text:a></text:p>
          <text:p text:style-name="P47">Sur la page de configuration du module, j'ai l'erreur suivante :<text:line-break/>« L'emplacement des fichiers de configuration (fs) est trop long (54 caractères maximum). »<text:tab/><text:a xlink:type="simple" xlink:href="#__RefHeading__1274_894293418" text:style-name="Internet_20_link" text:visited-style-name="Internet_20_link">5</text:a></text:p>
          <text:p text:style-name="P47">Lorsque j'essaye le module, je reçois le message d'erreur<text:line-break/>« Le paiement par carte est indisponible jusqu'à demain, nous vous prions d'accepter nos excuses pour cet inconvénient. »<text:tab/><text:a xlink:type="simple" xlink:href="#__RefHeading__1276_894293418" text:style-name="Internet_20_link" text:visited-style-name="Internet_20_link">5</text:a></text:p>
          <text:p text:style-name="P47">Ma boutique est en maintenance et la commande n'apparait pas dans le back-office si je ne clique pas sur le bouton de retour à la boutique, mon module est-il mal installé ?<text:tab/><text:a xlink:type="simple" xlink:href="#__RefHeading__1255_1708058113" text:style-name="Internet_20_link" text:visited-style-name="Internet_20_link">5</text:a></text:p>
          <text:p text:style-name="P47">Le mode débug indique un code de retour 139 lors de l'appel à l'un des exécutables, qu'est-ce que cela signifie ?<text:tab/><text:a xlink:type="simple" xlink:href="#__RefHeading__1257_1708058113" text:style-name="Internet_20_link" text:visited-style-name="Internet_20_link">5</text:a></text:p>
          <text:p text:style-name="P47">Lorsque j'utilise le mode démonstration, mon numéro de carte bancaire est refusé, mon compte en banque est pourtant loin d'être en négatif, pourquoi ?<text:tab/><text:a xlink:type="simple" xlink:href="#__RefHeading__1259_1708058113" text:style-name="Internet_20_link" text:visited-style-name="Internet_20_link">6</text:a></text:p>
          <text:p text:style-name="P47">Comment passer la passerelle de paiement du mode démonstration au mode production ?<text:tab/><text:a xlink:type="simple" xlink:href="#__RefHeading__1278_894293418" text:style-name="Internet_20_link" text:visited-style-name="Internet_20_link">6</text:a></text:p>
          <text:p text:style-name="P47">Comment adapter l'apparence du module à celle de votre boutique ?.<text:tab/><text:a xlink:type="simple" xlink:href="#__RefHeading__1284_894293418" text:style-name="Internet_20_link" text:visited-style-name="Internet_20_link">7</text:a></text:p>
          <text:p text:style-name="P47">Comment ajouter une nouvelle devise compatible au module ?<text:tab/><text:a xlink:type="simple" xlink:href="#__RefHeading__1280_894293418" text:style-name="Internet_20_link" text:visited-style-name="Internet_20_link">8</text:a></text:p>
          <text:p text:style-name="P47">Comment ajouter une nouvelle banque utilisant le sysème ATOS/SIPS 600 au module ?<text:tab/><text:a xlink:type="simple" xlink:href="#__RefHeading__735_1968797413" text:style-name="Internet_20_link" text:visited-style-name="Internet_20_link">9</text:a></text:p>
          <text:p text:style-name="P46">Développer autour de ce module<text:tab/><text:a xlink:type="simple" xlink:href="#__RefHeading__737_1968797413" text:style-name="Internet_20_link" text:visited-style-name="Internet_20_link">10</text:a></text:p>
          <text:p text:style-name="P47">Hook tggAtosBankReturn<text:tab/><text:a xlink:type="simple" xlink:href="#__RefHeading__739_1968797413" text:style-name="Internet_20_link" text:visited-style-name="Internet_20_link">10</text:a></text:p>
          <text:p text:style-name="P47">Hook tggAtosOrderConfirm<text:tab/><text:a xlink:type="simple" xlink:href="#__RefHeading__741_1968797413" text:style-name="Internet_20_link" text:visited-style-name="Internet_20_link">11</text:a></text:p>
        </text:index-body>
      </text:table-of-content>
      <text:p text:style-name="Standard"/>
      <text:h text:style-name="P40" text:outline-level="2"><text:bookmark text:name="__RefHeading__1282_894293418"/>Généralités à propos de ce module<text:bookmark-end text:name="__RefHeading__1282_894293418"/></text:h>
      <text:list xml:id="list35204944" text:style-name="L8">
        <text:list-item>
          <text:p text:style-name="P7">Développé pour la branche 1.4 de Prestashop, rétrocompatibilité avec les version fonctionnelles précédentes de Prestashop jusqu'à 1.2.4.</text:p>
        </text:list-item>
        <text:list-item>
          <text:p text:style-name="P7">Les erreurs générées sur le front office vous sont reportées par mail. Veuillez à ce que vous receviez bien les messages émis par votre boutique.</text:p>
        </text:list-item>
        <text:list-item>
          <text:p text:style-name="P7">Ce module gère le multilinguisme et transmet au serveur de paiement le code ISO de la langue utilisée par le visiteur. Attention à ce que le serveur bancaire accepte tous les codes ISO des langues actives sur le front office de votre boutique.</text:p>
        </text:list-item>
        <text:list-item>
          <text:p text:style-name="P7">Étant donné le caractère sensible d'une liaison bancaire, ce module doit être installé par une personne ayant les connaissances nécessaires à l'administration d'un serveur d'hébergement. Pour la même raison, ne sera fourni de support quant à l'installation du module qu'à des personnes ayant le verni technique nécessaire.</text:p>
        </text:list-item>
      </text:list>
      <text:p text:style-name="Text_20_body"/>
      <text:h text:style-name="P40" text:outline-level="2"><text:bookmark text:name="__RefHeading__723_1968797413"/>Installation :<text:bookmark-end text:name="__RefHeading__723_1968797413"/></text:h>
      <text:list xml:id="list35270784" text:style-name="L13">
        <text:list-item>
          <text:p text:style-name="P33">Décompressez le dossier <text:span text:style-name="T1">tgg_atos/</text:span><text:span text:style-name="T5"> de l'archive</text:span> dans le dossier <text:span text:style-name="T1">modules/</text:span> de votre installation de Prestashop. Veillez à ce que l'utilisateur et le groupe propriétaire des fichiers corresponde bien à ceux du site. <text:line-break/></text:p>
        </text:list-item>
      </text:list>
      <text:p text:style-name="bash">cd <text:span text:style-name="T4">&lt;chemin vers votre prestashop&gt;</text:span>/modules/<text:line-break/><text:line-break/>tar -xf <text:span text:style-name="T4">&lt;chemin vers l'archive du module&gt;</text:span><text:span text:style-name="T1"><text:line-break/></text:span><text:span text:style-name="T5"><text:line-break/>chown -R </text:span><text:span text:style-name="T4">&lt;utilisateur du site&gt;</text:span><text:span text:style-name="T5">:</text:span><text:span text:style-name="T4">&lt;groupe du site&gt;</text:span><text:span text:style-name="T5"> tgg_atos</text:span></text:p>
      <text:list xml:id="list36344335" text:continue-numbering="true" text:style-name="L13">
        <text:list-item>
          <text:p text:style-name="P30"><text:span text:style-name="T5">Modifiez les droits sur les fichiers selon la section suivante de la documentation.<text:line-break/></text:span></text:p>
        </text:list-item>
        <text:list-item>
          <text:p text:style-name="P30"><text:span text:style-name="T5">Ouvrez une session console sous l'utilisateur utilisé par votre site lors du lancement d'une commande shell depuis PHP et lancez le fichier </text:span><text:span text:style-name="T1">request</text:span><text:span text:style-name="T5"> (</text:span><text:span text:style-name="T1">request.exe</text:span><text:span text:style-name="T5"> sous Windows) </text:span><text:span text:style-name="T8">depuis le dossier bin/ du module</text:span><text:span text:style-name="T5"> pour vérifier la compatibilité avec votre hébergement. Si tout va bien vous devez obtenir une réponse commençant comme suit :<text:line-break/></text:span></text:p>
        </text:list-item>
      </text:list>
      <text:p text:style-name="bash"><text:span text:style-name="T5">$ ./request<text:line-break/><text:line-break/>!-1!&lt;/TBODY&gt;&lt;/TABLE&gt;&lt;BR&gt;&lt;DIV ALIGN=CENTER&gt;</text:span><text:span text:style-name="T1">[...]</text:span></text:p>
      <text:p text:style-name="P18">Il s'agit d'une erreur Atos mais cela est normal à ce point. Si vous obtenez une erreur système (<text:span text:style-name="T1">file not found</text:span> par exemple) vérifiez que l'utilisateur a bien les droits de lecture et d'exécution sur le fichier. Si tel est le cas il est fort probable que les binaires Atos ne soient pas compatibles avec votre hébergement. Obtenez les binaires compatibles de votre banque (généralement depuis leur site web) ou adaptez votre serveur pour qu'il soit capable d'exécuter ces binaires. Modifiez de même le fichier <text:span text:style-name="T1">response</text:span> fourni pour le même système d'exploitation que le fichier <text:span text:style-name="T1">request</text:span> fraichement récupéré.</text:p>
      <text:list xml:id="list36342034" text:continue-numbering="true" text:style-name="L13">
        <text:list-header>
          <text:p text:style-name="P21"/>
        </text:list-header>
        <text:list-item>
          <text:p text:style-name="P30"><text:span text:style-name="T5">Installez le module depuis le back-office de prestashop, cliquez sur </text:span><text:span text:style-name="T7">Configurer</text:span><text:span text:style-name="T6">. Si des erreurs sont affichées, réglez les paramètres en conséquence. Vérifiez au moins les options paramétrées sur la page de configuration basique.<text:line-break/></text:span></text:p>
        </text:list-item>
        <text:list-item>
          <text:p text:style-name="P22">Depuis la page Paiement du back-office, pensez à paramétrer les devises pouvant être utilisées par le module (doivent être acceptées par votre banque), ainsi que les groupes d'utilisateurs et pays d'origine autorisés à exploiter cette passerelle de paiement.<text:line-break/>La devise sélectionnée comme devise par défaut pour ce module doit obligatoirement être autorisée pour ce module. <text:line-break/></text:p>
        </text:list-item>
        <text:list-item>
          <text:p text:style-name="P30"><text:span text:style-name="T6">Idéalement, vous devriez déplacer les dossier </text:span><text:span text:style-name="T2">/bin/</text:span><text:span text:style-name="T6">, </text:span><text:span text:style-name="T2">/param/</text:span><text:span text:style-name="T6">, </text:span><text:span text:style-name="T2">/log/</text:span><text:span text:style-name="T6"> hors de la racine web de votre serveur puis ajuster les paramètres de la page de configuration du module en conséquence. Si une restriction </text:span><text:a xlink:type="simple" xlink:href="http://php.net/manual/fr/ini.core.php#ini.open-basedir"><text:span text:style-name="T6">open_basedir</text:span></text:a><text:span text:style-name="T6"> est en place veuillez à ne pas l'outrepasser ou à en modifier la configuration en conséquence.<text:line-break/></text:span></text:p>
        </text:list-item>
        <text:list-item>
          <text:p text:style-name="P30"><text:span text:style-name="T6">Obtenir de votre banque le </text:span><text:span text:style-name="T3">Guide d'installation API Plug-in</text:span><text:span text:style-name="T6"> de votre banque et le lire. Le nom peut différer selon les banques. Vous y trouverez les informations à propos du fonctionnement du système, les numéros de carte à utiliser lors du mode démonstration et des informations sur le passage en production du module.</text:span></text:p>
        </text:list-item>
      </text:list>
      <text:p text:style-name="Standard"/>
      <text:h text:style-name="Heading_20_3" text:outline-level="3"/>
      <text:h text:style-name="P43" text:outline-level="3"><text:bookmark text:name="__RefHeading__725_1968797413"/>Droits nécessaires sur les fichiers :<text:bookmark-end text:name="__RefHeading__725_1968797413"/></text:h>
      <text:list xml:id="list35201152" text:style-name="L2">
        <text:list-item>
          <text:p text:style-name="P23">droits par défaut :</text:p>
        </text:list-item>
      </text:list>
      <text:p text:style-name="Standard"/>
      <text:p text:style-name="Standard"><text:tab/>lecture et exécution pour les serveurs HTTP/PHP</text:p>
      <text:p text:style-name="Standard"/>
      <text:p text:style-name="P32">Les droits suivant seront expliquées en tant que différences par rapport aux droits génériques.</text:p>
      <text:p text:style-name="P32">Les fichiers .htaccess ne seront pas concernés lorsque l'on parlera du contenu d'un dossier.</text:p>
      <text:p text:style-name="P31"/>
      <text:p text:style-name="Standard"/>
      <text:list xml:id="list35191981" text:style-name="L3">
        <text:list-item>
          <text:p text:style-name="P28">tgg_atos/</text:p>
        </text:list-item>
      </text:list>
      <text:list xml:id="list35194868" text:style-name="L4">
        <text:list-item>
          <text:p text:style-name="P29"><text:span text:style-name="T1">tgg_atos/images/ </text:span><text:span text:style-name="T5">et son contenu</text:span></text:p>
        </text:list-item>
        <text:list-item>
          <text:p text:style-name="P24">tgg_atos/card_logo/ <text:span text:style-name="T5">et son contenu</text:span></text:p>
        </text:list-item>
        <text:list-item>
          <text:p text:style-name="P24">tgg_atos/logo.gif</text:p>
        </text:list-item>
        <text:list-item>
          <text:p text:style-name="P24">tgg_atos/front-ctrl/<text:span text:style-name="T5"> et son contenu</text:span></text:p>
          <text:p text:style-name="P24"/>
        </text:list-item>
      </text:list>
      <text:p text:style-name="Standard"><text:span text:style-name="T1"><text:tab/></text:span><text:span text:style-name="T5">lecture et exécution pour les visiteurs du site</text:span></text:p>
      <text:p text:style-name="P2"><text:tab/></text:p>
      <text:p text:style-name="P2"/>
      <text:list xml:id="list35201511" text:style-name="L5">
        <text:list-item>
          <text:p text:style-name="P25">tgg_atos/log/</text:p>
        </text:list-item>
        <text:list-item>
          <text:p text:style-name="P25">tgg_atos/param/</text:p>
        </text:list-item>
        <text:list-item>
          <text:p text:style-name="P25">tgg_atos/fr.php<text:span text:style-name="T5"> et autres fichiers de langue</text:span></text:p>
        </text:list-item>
      </text:list>
      <text:p text:style-name="P1"/>
      <text:p text:style-name="P1"><text:tab/><text:span text:style-name="T5">tous les droits pour les serveurs HTTP/PHP, aucun accès pour les visiteurs du site web, ne doit pas pouvoir être lu ou modifié par un utilisateur n'étant pas considéré comme de confiance.</text:span></text:p>
      <text:p text:style-name="P2"/>
      <text:list xml:id="list35196709" text:style-name="L6">
        <text:list-item>
          <text:p text:style-name="P26">le contenu de tgg_atos/bin/</text:p>
        </text:list-item>
      </text:list>
      <text:p text:style-name="P1"/>
      <text:p text:style-name="P1"><text:tab/><text:span text:style-name="T5">doit avoir des droits suffisants pour être exécuté via la fonction </text:span>exec()<text:span text:style-name="T5"> en PHP, aucun accès pour les visiteurs du site web, ne doit pas pouvoir être modifié par un utilisateur n'étant pas considéré comme de confiance.</text:span></text:p>
      <text:p text:style-name="P2"/>
      <text:list xml:id="list35195616" text:style-name="L7">
        <text:list-item>
          <text:p text:style-name="P27">fichiers .htaccess</text:p>
        </text:list-item>
      </text:list>
      <text:p text:style-name="P2"/>
      <text:p text:style-name="P2"><text:tab/>lecture par tous</text:p>
      <text:p text:style-name="P2"/>
      <text:p text:style-name="P2"/>
      <text:p text:style-name="Standard"><text:span text:style-name="T5">La tarball contient les droits utilisés lors du développement sur une offre mutualisée pro OVH, si vous souhaitez les conserver extrayez directement son contenu sur le serveur (tar -xzf nomdufichier.tar.gz).</text:span></text:p>
      <text:h text:style-name="P40" text:outline-level="2"><text:bookmark text:name="__RefHeading__1253_1708058113"/>Questions fréquentes<text:bookmark-end text:name="__RefHeading__1253_1708058113"/></text:h>
      <text:h text:style-name="Heading_20_3" text:outline-level="3"><text:bookmark text:name="__RefHeading__1274_894293418"/>Sur la page de configuration du module, j'ai l'erreur suivante :<text:line-break/>« L'emplacement des fichiers de configuration (fs) est trop long (54 caractères maximum). »<text:bookmark-end text:name="__RefHeading__1274_894293418"/></text:h>
      <text:p text:style-name="Text_20_body">Si vous obtenez cette erreur, cela signifie que le dossier en question (par défaut /<text:span text:style-name="T1">path_de_votre_prestashop</text:span>/modules/tgg_atos/param) est placé trop bas dans l'arborescence, ou que les noms de certains dossiers parents sont trop longs.</text:p>
      <text:p text:style-name="Text_20_body">Lorsque vous rencontrez cette erreur, l'appel des exécutables pour certaines banques (voir toutes si vous dépassez de beaucoup les 54 caractères) provoquera une erreur et le module ne fonctionnera donc pas avec ces banques.</text:p>
      <text:p text:style-name="Text_20_body">Pour résoudre le problème, deux solutions :</text:p>
      <text:list xml:id="list35196751" text:style-name="L11">
        <text:list-item>
          <text:p text:style-name="P12">copier ou déplacer le dossier vers un endroit dont le chemin absolu est de moins de 54 caractères, si possible hors de la racine web (améliore la sécurité). Mettre à jour le chemin vers ce dossier depuis le back office du module.</text:p>
        </text:list-item>
        <text:list-item>
          <text:p text:style-name="P12">Créer un lien symbolique vers le dossier depuis un point plus élevé de l'arborescence des fichiers et remplacer le chemin vers le dossier par le chemin absolu du lien symbolique dans le back office module.</text:p>
        </text:list-item>
      </text:list>
      <text:h text:style-name="Heading_20_3" text:outline-level="3"><text:bookmark text:name="__RefHeading__1276_894293418"/>Lorsque j'essaye le module, je reçois le message d'erreur<text:line-break/>« Le paiement par carte est indisponible jusqu'à demain, nous vous prions d'accepter nos excuses pour cet inconvénient. »<text:bookmark-end text:name="__RefHeading__1276_894293418"/></text:h>
      <text:p text:style-name="Text_20_body">Lorsqu'une erreur est générée par le module sur la partie cliente (front-office) de votre boutique, le message d'erreur n'est pas affichée au client pour ne pas compromettre la sécurité de la passerelle de paiement et ainsi que pour conserver la confiance que vous accorde le client. A la place le module affiche ce message générique, le message d'erreur réel est envoyé à l'adresse mail de contact de la boutique.</text:p>
      <text:h text:style-name="P41" text:outline-level="3"><text:bookmark text:name="__RefHeading__1255_1708058113"/>Ma boutique est en maintenance et la commande n'apparait pas dans le back-office si je ne clique pas sur le bouton de retour à la boutique, mon module est-il mal installé ?<text:bookmark-end text:name="__RefHeading__1255_1708058113"/></text:h>
      <text:p text:style-name="P5">Si ce problème n'intervient que lorsque le site est en maintenance, vous avez très probablement simplement omis de saisir les IP des serveurs bancaires dans les IP autorisées à accéder au front-office de votre boutique lors de la maintenance. Sans cela, la banque envoie bien la réponse mais elle ne peut être reçue par le module. Si vous ne savez pas comment faire, désactivez le mode maintenance lorsque vous testez la passerelle de paiment.</text:p>
      <text:p text:style-name="P5"/>
      <text:h text:style-name="Heading_20_3" text:outline-level="3"><text:bookmark text:name="__RefHeading__1257_1708058113"/>Le mode débug indique un code de retour 139 lors de l'appel à l'un des exécutables, qu'est-ce que cela signifie ?<text:bookmark-end text:name="__RefHeading__1257_1708058113"/></text:h>
      <text:p text:style-name="P5">Là, même Google aurait pu vous répondre ;-)</text:p>
      <text:p text:style-name="P5">Il est fort vraisemblable que vous n'ayez pas la version des binaires ATOS correspondant à votre système d'exploitation. Mettez votre hébergeur et votre banque en relation pour obtenir les binaires adaptés à votre hébergement.</text:p>
      <text:p text:style-name="P5"/>
      <text:h text:style-name="Heading_20_3" text:outline-level="3"><text:bookmark text:name="__RefHeading__1259_1708058113"/><text:soft-page-break/>Lorsque j'utilise le mode démonstration, mon numéro de carte bancaire est refusé, mon compte en banque est pourtant loin d'être en négatif, pourquoi ?<text:bookmark-end text:name="__RefHeading__1259_1708058113"/></text:h>
      <text:p text:style-name="P5">Félicitation pour le solde largement positif de votre compte, compte tenu du manque de donations sur le module je ne peux pas en dire autant ;-)</text:p>
      <text:p text:style-name="P5">Plus sérieusement : merci de lire la documentation ATOS que votre banque doit vous fournir lors de la souscription de votre contrat VAD. En mode démonstration on n'utilise pas de vrais numéros de cartes bancaires mais des numéros spécifiques à ce mode. Plus d'informations dans la documentation ATOS, n'étant pas une documentation libre de droit je ne suis pas autorisé à la fournir avec le module. Contactez votre banque s'ils ne vous l'ont pas fournie.</text:p>
      <text:p text:style-name="P5"/>
      <text:h text:style-name="Heading_20_3" text:outline-level="3"><text:bookmark text:name="__RefHeading__1278_894293418"/>Comment passer la passerelle de paiement du mode démonstration au mode production ?<text:bookmark-end text:name="__RefHeading__1278_894293418"/></text:h>
      <text:p text:style-name="Text_20_body">Lorsque vous êtes satisfait de la configuration de votre module en mode démonstration, vous pouvez commencer le passage en pré-production. Pour cela, envoyez le logo de votre boutique à votre banque et demandez leur le nom de ce logo sur leur serveur pour le saisir dans le champs approprié de la page de configuration graphique du module.</text:p>
      <text:p text:style-name="Text_20_body">Obtenez ensuite votre fichier de certificat de production (généralement un exécutable contenant le fichier encrypté, exécutez-le, entrez le mot de passe fourni par la banque pour obtenir le fichier).</text:p>
      <text:p text:style-name="Text_20_body">Basculez le module en mode pré-production, placez votre fichier certificat de production via le formulaire qui apparaît, entrez votre ID marchand si celui-ci vous est demandé, puis sélectionnez-le dans la liste des ID marchands (correspondant aux certificats de production trouvés dans votre dossier <text:span text:style-name="T1">/param/</text:span>). Si l'utilisation du formulaire de mise en ligne pose un problème quelconque vous pouvez alternativement le mettre en ligne vous même (par FTP, SCP...) dans le dossier.</text:p>
      <text:p text:style-name="Text_20_body">Une fois l'ID marchand sélectionné, votre module de paiement est en mode pré-production/production.</text:p>
      <text:p text:style-name="P15">Tant que vous n'aurez pas suivi la procédure de passage en production imposé par votre banque, vous serez en mode pré-production: les vérifications d'autorisation de paiement seront réelles mais les sommes ne seront pas débitées. La différence entre production et pré-production se situe uniquement sur le serveur bancaire, le module ne peut influer sur le basculement entre ces modes et aucune configuration supplémentaire du module n'est nécessaire lors de la bascule entre mode pré-production et production.</text:p>
      <text:p text:style-name="P15">Pour basculer du mode pré-production au mode production il faut renvoyer le PV de recette fourni par votre banque après avoir effectué au moins une transaction acceptée en mode pré-production. N'envoyez pas le PV de recette avant que la configuration du mode de paiement vous convienne.</text:p>
      <text:h text:style-name="Heading_20_3" text:outline-level="3"/>
      <text:h text:style-name="P43" text:outline-level="3"><text:bookmark text:name="__RefHeading__1284_894293418"/>Comment adapter l'apparence du module à celle de votre boutique ?.<text:bookmark-end text:name="__RefHeading__1284_894293418"/></text:h>
      <text:p text:style-name="Text_20_body">Soit <text:span text:style-name="T1">votre_theme</text:span><text:span text:style-name="T5"> le nom du thème utilisé (par défaut: </text:span><text:span text:style-name="T1">prestashop</text:span><text:span text:style-name="T5">)</text:span></text:p>
      <text:list xml:id="list35198286" text:style-name="L9">
        <text:list-item>
          <text:p text:style-name="P8">Copiez les dossier <text:span text:style-name="T1">tpl </text:span><text:span text:style-name="T5">et </text:span><text:span text:style-name="T1">images</text:span> du répertoire <text:span text:style-name="T1">modules/tgg_atos/</text:span> vers le dossier <text:span text:style-name="T1">themes/votre_theme/modules/tgg_atos</text:span><text:span text:style-name="T5"> (qui doit être créé au besoin) de votre Prestashop.</text:span></text:p>
        </text:list-item>
        <text:list-item>
          <text:p text:style-name="P8"><text:span text:style-name="T5">Copiez le fichier </text:span><text:span text:style-name="T1">modules/tgg_atos/fr.php</text:span><text:span text:style-name="T5"> vers <text:s/></text:span><text:span text:style-name="T1">themes/votre_theme/modules/tgg_atos/fr.php</text:span></text:p>
        </text:list-item>
        <text:list-item>
          <text:p text:style-name="P8"><text:span text:style-name="T5">Editez <text:s/></text:span><text:span text:style-name="T1">themes/votre_theme/modules/tgg_atos/fr.php</text:span><text:span text:style-name="T5">, remplacez </text:span></text:p>
        </text:list-item>
      </text:list>
      <text:p text:style-name="P39">&lt;{tgg_atos}prestashop&gt;</text:p>
      <text:p text:style-name="P17">au début de chaque ligne par </text:p>
      <text:p text:style-name="P38"><text:span text:style-name="T5">&lt;{tgg_atos}</text:span><text:span text:style-name="T1">votre_theme</text:span><text:span text:style-name="T5">&gt;</text:span></text:p>
      <text:p text:style-name="P17">pour conserver les traductions françaises.</text:p>
      <text:list xml:id="list36285008" text:style-name="L14">
        <text:list-item>
          <text:p text:style-name="P16">Les fichiers templates du front office sont les fichiers <text:span text:style-name="T1">themes/votre_theme/modules/tgg_atos/tpl/tgg_atos-front-*</text:span></text:p>
        </text:list-item>
        <text:list-item>
          <text:p text:style-name="P16"><text:span text:style-name="T5">Les logos des banques sont dans le dossier </text:span><text:span text:style-name="T1">themes/votre_theme/modules/tgg_atos/images/bank_logo/</text:span></text:p>
        </text:list-item>
        <text:list-item>
          <text:p text:style-name="P9">Les logos des moyens de paiement sont dans le dossier <text:span text:style-name="T1">/card_logo/</text:span>, vous pouvez les remplacer. Si vous les déplacez, n'oubliez pas de paramétrer le chemin vers les logos depuis la page de configuration graphique du module.</text:p>
        </text:list-item>
      </text:list>
      <text:p text:style-name="P5"><text:span text:style-name="T6">Le formulaire contenant les logos des moyens de paiement ne peut être modifié, il est généré par l'exécutable </text:span><text:span text:style-name="T2">request</text:span><text:span text:style-name="T6">.</text:span></text:p>
      <text:h text:style-name="P43" text:outline-level="3"><text:bookmark text:name="__RefHeading__1280_894293418"/>Comment ajouter une nouvelle devise compatible au module ?<text:bookmark-end text:name="__RefHeading__1280_894293418"/></text:h>
      <text:p text:style-name="P14"><text:span text:style-name="T9">Pour ajouter une nouvelle devise au module il vous faudra éditer le fichier </text:span><text:span text:style-name="T2">tgg_atos/tgg_atos.php</text:span><text:span text:style-name="T6">, et rechercher le tableau des devises</text:span></text:p>
      <text:p text:style-name="P34"/>
      <text:p text:style-name="P35"><text:span text:style-name="T11"><text:tab/></text:span><text:span text:style-name="T12">private </text:span><text:span text:style-name="T13">$_currencies</text:span><text:span text:style-name="T11"> = </text:span><text:span text:style-name="T12">array</text:span><text:span text:style-name="T11">(</text:span></text:p>
      <text:p text:style-name="P36"><text:span text:style-name="T11"><text:tab/><text:tab/></text:span><text:span text:style-name="T13">'EUR' </text:span><text:span text:style-name="T11">=&gt; </text:span><text:span text:style-name="T12">array</text:span><text:span text:style-name="T11">(</text:span><text:span text:style-name="T13">'978'</text:span><text:span text:style-name="T11">,2),</text:span></text:p>
      <text:p text:style-name="P36"><text:span text:style-name="T11"><text:tab/><text:tab/></text:span><text:span text:style-name="T13">'USD' </text:span><text:span text:style-name="T11">=&gt; </text:span><text:span text:style-name="T12">array</text:span><text:span text:style-name="T11">(</text:span><text:span text:style-name="T13">'840'</text:span><text:span text:style-name="T11">,2),</text:span></text:p>
      <text:p text:style-name="P36"><text:span text:style-name="T11"><text:tab/><text:tab/></text:span><text:span text:style-name="T13">'CHF' </text:span><text:span text:style-name="T11">=&gt; </text:span><text:span text:style-name="T12">array</text:span><text:span text:style-name="T11">(</text:span><text:span text:style-name="T13">'756'</text:span><text:span text:style-name="T11">,2),</text:span></text:p>
      <text:p text:style-name="P36"><text:span text:style-name="T11"><text:tab/><text:tab/></text:span><text:span text:style-name="T13">'GBP' </text:span><text:span text:style-name="T11">=&gt; </text:span><text:span text:style-name="T12">array</text:span><text:span text:style-name="T11">(</text:span><text:span text:style-name="T13">'826'</text:span><text:span text:style-name="T11">,2),</text:span></text:p>
      <text:p text:style-name="P36"><text:span text:style-name="T11"><text:tab/><text:tab/></text:span><text:span text:style-name="T13">'CAD' </text:span><text:span text:style-name="T11">=&gt; </text:span><text:span text:style-name="T12">array</text:span><text:span text:style-name="T11">(</text:span><text:span text:style-name="T13">'124'</text:span><text:span text:style-name="T11">,2),</text:span></text:p>
      <text:p text:style-name="P36"><text:span text:style-name="T11"><text:tab/><text:tab/></text:span><text:span text:style-name="T13">'JPY' </text:span><text:span text:style-name="T11">=&gt; </text:span><text:span text:style-name="T12">array</text:span><text:span text:style-name="T11">(</text:span><text:span text:style-name="T13">'392'</text:span><text:span text:style-name="T11">,0),</text:span></text:p>
      <text:p text:style-name="P36"><text:span text:style-name="T11"><text:tab/><text:tab/></text:span><text:span text:style-name="T13">'MXN' </text:span><text:span text:style-name="T11">=&gt; </text:span><text:span text:style-name="T12">array</text:span><text:span text:style-name="T11">(</text:span><text:span text:style-name="T13">'484'</text:span><text:span text:style-name="T11">,2),</text:span></text:p>
      <text:p text:style-name="P36"><text:span text:style-name="T11"><text:tab/><text:tab/></text:span><text:span text:style-name="T13">'TRY' </text:span><text:span text:style-name="T11">=&gt; </text:span><text:span text:style-name="T12">array</text:span><text:span text:style-name="T11">(</text:span><text:span text:style-name="T13">'949'</text:span><text:span text:style-name="T11">,2),</text:span></text:p>
      <text:p text:style-name="P36"><text:span text:style-name="T11"><text:tab/><text:tab/></text:span><text:span text:style-name="T13">'AUD' </text:span><text:span text:style-name="T11">=&gt; </text:span><text:span text:style-name="T12">array</text:span><text:span text:style-name="T11">(</text:span><text:span text:style-name="T13">'036'</text:span><text:span text:style-name="T11">,2),</text:span></text:p>
      <text:p text:style-name="P36"><text:span text:style-name="T11"><text:tab/><text:tab/></text:span><text:span text:style-name="T13">'NZD' </text:span><text:span text:style-name="T11">=&gt; </text:span><text:span text:style-name="T12">array</text:span><text:span text:style-name="T11">(</text:span><text:span text:style-name="T13">'554'</text:span><text:span text:style-name="T11">,2),</text:span></text:p>
      <text:p text:style-name="P36"><text:span text:style-name="T11"><text:tab/><text:tab/></text:span><text:span text:style-name="T13">'NOK' </text:span><text:span text:style-name="T11">=&gt; </text:span><text:span text:style-name="T12">array</text:span><text:span text:style-name="T11">(</text:span><text:span text:style-name="T13">'578'</text:span><text:span text:style-name="T11">,2),</text:span></text:p>
      <text:p text:style-name="P36"><text:span text:style-name="T11"><text:tab/><text:tab/></text:span><text:span text:style-name="T13">'BRL' </text:span><text:span text:style-name="T11">=&gt; </text:span><text:span text:style-name="T12">array</text:span><text:span text:style-name="T11">(</text:span><text:span text:style-name="T13">'986'</text:span><text:span text:style-name="T11">,2),</text:span></text:p>
      <text:p text:style-name="P36"><text:span text:style-name="T11"><text:tab/><text:tab/></text:span><text:span text:style-name="T13">'ARS' </text:span><text:span text:style-name="T11">=&gt; </text:span><text:span text:style-name="T12">array</text:span><text:span text:style-name="T11">(</text:span><text:span text:style-name="T13">'032'</text:span><text:span text:style-name="T11">,2),</text:span></text:p>
      <text:p text:style-name="P36"><text:span text:style-name="T11"><text:tab/><text:tab/></text:span><text:span text:style-name="T13">'KHR' </text:span><text:span text:style-name="T11">=&gt; </text:span><text:span text:style-name="T12">array</text:span><text:span text:style-name="T11">(</text:span><text:span text:style-name="T13">'116'</text:span><text:span text:style-name="T11">,2),</text:span></text:p>
      <text:p text:style-name="P36"><text:span text:style-name="T11"><text:tab/><text:tab/></text:span><text:span text:style-name="T13">'TWD' </text:span><text:span text:style-name="T11">=&gt; </text:span><text:span text:style-name="T12">array</text:span><text:span text:style-name="T11">(</text:span><text:span text:style-name="T13">'901'</text:span><text:span text:style-name="T11">,2),</text:span></text:p>
      <text:p text:style-name="P36"><text:span text:style-name="T11"><text:tab/><text:tab/></text:span><text:span text:style-name="T13">'SEK' </text:span><text:span text:style-name="T11">=&gt; </text:span><text:span text:style-name="T12">array</text:span><text:span text:style-name="T11">(</text:span><text:span text:style-name="T13">'752'</text:span><text:span text:style-name="T11">,2),</text:span></text:p>
      <text:p text:style-name="P36"><text:span text:style-name="T11"><text:tab/><text:tab/></text:span><text:span text:style-name="T13">'DKK' </text:span><text:span text:style-name="T11">=&gt; </text:span><text:span text:style-name="T12">array</text:span><text:span text:style-name="T11">(</text:span><text:span text:style-name="T13">'208'</text:span><text:span text:style-name="T11">,2),</text:span></text:p>
      <text:p text:style-name="P36"><text:span text:style-name="T11"><text:tab/><text:tab/></text:span><text:span text:style-name="T13">'KRW' </text:span><text:span text:style-name="T11">=&gt; </text:span><text:span text:style-name="T12">array</text:span><text:span text:style-name="T11">(</text:span><text:span text:style-name="T13">'410'</text:span><text:span text:style-name="T11">,0),</text:span></text:p>
      <text:p text:style-name="P36"><text:span text:style-name="T11"><text:tab/><text:tab/></text:span><text:span text:style-name="T13">'SGD' </text:span><text:span text:style-name="T11">=&gt; </text:span><text:span text:style-name="T12">array</text:span><text:span text:style-name="T11">(</text:span><text:span text:style-name="T13">'702'</text:span><text:span text:style-name="T11">,2),</text:span></text:p>
      <text:p text:style-name="P36"><text:span text:style-name="T11"><text:tab/><text:tab/></text:span><text:span text:style-name="T13">'XPF' </text:span><text:span text:style-name="T11">=&gt; </text:span><text:span text:style-name="T12">array</text:span><text:span text:style-name="T11">(</text:span><text:span text:style-name="T13">'953'</text:span><text:span text:style-name="T11">,0),</text:span></text:p>
      <text:p text:style-name="P36"><text:span text:style-name="T11"><text:tab/><text:tab/></text:span><text:span text:style-name="T13">'XOF' </text:span><text:span text:style-name="T11">=&gt; </text:span><text:span text:style-name="T12">array</text:span><text:span text:style-name="T11">(</text:span><text:span text:style-name="T13">'952'</text:span><text:span text:style-name="T11">,0)</text:span></text:p>
      <text:p text:style-name="P37"><text:tab/>);</text:p>
      <text:p text:style-name="P34"/>
      <text:p text:style-name="P19"/>
      <text:p text:style-name="P4">Les devises y sont déclarées de la façons suivante :</text:p>
      <text:p text:style-name="P14"><text:span text:style-name="T6">'</text:span><text:span text:style-name="T5">CODE_ISO_ALPHA</text:span><text:span text:style-name="T6">' =&gt; array('</text:span><text:span text:style-name="T5">CODE_ISO_NUMERIQUE</text:span><text:span text:style-name="T6">', </text:span><text:span text:style-name="T5">DECIMALES</text:span><text:span text:style-name="T6">)</text:span></text:p>
      <text:p text:style-name="P4">(avec une virgule à la fin sauf pour la dernière déclaration de devise).</text:p>
      <text:p text:style-name="P14"><text:span text:style-name="T6">La valeur </text:span><text:span text:style-name="T5">DECIMALES</text:span><text:span text:style-name="T6"> définit le nombre de décimales nécessaires pour afficher la plus petite unité de la devise. Exemple:</text:span></text:p>
      <text:p text:style-name="P14"><text:span text:style-name="T6">Pour l'</text:span><text:span text:style-name="T2">Euros</text:span><text:span text:style-name="T6">, la plus petite unité est le </text:span><text:span text:style-name="T2">cent</text:span><text:span text:style-name="T6"> (ou </text:span><text:span text:style-name="T2">centime</text:span><text:span text:style-name="T6"> en français), valant 0,01€, donc deux décimales.</text:span></text:p>
      <text:p text:style-name="P14"><text:span text:style-name="T6">Pour le </text:span><text:span text:style-name="T2">Yen,</text:span><text:span text:style-name="T6"> la plus petite unité est le </text:span><text:span text:style-name="T2">Yen</text:span><text:span text:style-name="T6"> lui-même, donc aucune décimale.</text:span></text:p>
      <text:p text:style-name="P14"><text:span text:style-name="T6">Le système Atos/SIPS n'exploite pas le </text:span><text:span text:style-name="T5">CODE_ISO_ALPHA</text:span><text:span text:style-name="T6">, mais celui-ci est nécessaire pour faire le pont avec les devises de Prestashop.</text:span></text:p>
      <text:p text:style-name="P4"/>
      <text:p text:style-name="P4">Codes ISO des devises :</text:p>
      <text:p text:style-name="P14"><text:a xlink:type="simple" xlink:href="http://www.iso.org/iso/fr/support/faqs/faqs_widely_used_standards/widely_used_standards_other/currency_codes/currency_codes_list-1.htm"><text:span text:style-name="T6">http://www.iso.org/iso/fr/support/faqs/faqs_widely_used_standards/widely_used_standards_other/currency_codes/currency_codes_list-1.htm</text:span></text:a><text:span text:style-name="T6"> </text:span></text:p>
      <text:p text:style-name="P4"/>
      <text:h text:style-name="Heading_20_3" text:outline-level="3"/>
      <text:h text:style-name="P43" text:outline-level="3"><text:bookmark text:name="__RefHeading__735_1968797413"/>Comment ajouter une nouvelle banque utilisant le sysème ATOS/SIPS 600 au module ?<text:bookmark-end text:name="__RefHeading__735_1968797413"/></text:h>
      <text:p text:style-name="P11"><text:span text:style-name="T9">Pour ajouter une nouvelle devise au module il vous faudra éditer le fichier </text:span><text:span text:style-name="T2">tgg_atos/tgg_atos.php</text:span><text:span text:style-name="T9">, et rechercher les tableaux de déclaration des banques :</text:span></text:p>
      <text:p text:style-name="P4"/>
      <text:p text:style-name="P34"/>
      <text:p text:style-name="P35"><text:span text:style-name="T11"><text:tab/></text:span><text:span text:style-name="T12">private </text:span><text:span text:style-name="T13">$_banks</text:span><text:span text:style-name="T11"> = </text:span><text:span text:style-name="T12">array</text:span><text:span text:style-name="T11">(</text:span></text:p>
      <text:p text:style-name="P36"><text:span text:style-name="T11"><text:tab/><text:tab/></text:span><text:span text:style-name="T13">'cyberplus' </text:span><text:span text:style-name="T11">=&gt; </text:span><text:span text:style-name="T13">'CyberPlus - Banque Populaire'</text:span><text:span text:style-name="T11">,</text:span></text:p>
      <text:p text:style-name="P36"><text:span text:style-name="T11"><text:tab/><text:tab/></text:span><text:span text:style-name="T13">'etransactions' </text:span><text:span text:style-name="T11">=&gt; </text:span><text:span text:style-name="T13">'E-Transactions - Crédit Agricole'</text:span><text:span text:style-name="T11">,</text:span></text:p>
      <text:p text:style-name="P36"><text:span text:style-name="T11"><text:tab/><text:tab/></text:span><text:span text:style-name="T13">'elysnet' </text:span><text:span text:style-name="T11">=&gt; </text:span><text:span text:style-name="T13">'ElysNet - CCF/HSBC'</text:span><text:span text:style-name="T11">,</text:span></text:p>
      <text:p text:style-name="P36"><text:span text:style-name="T11"><text:tab/><text:tab/></text:span><text:span text:style-name="T13">'mercanet' </text:span><text:span text:style-name="T11">=&gt; </text:span><text:span text:style-name="T13">'Mercanet - BNP'</text:span><text:span text:style-name="T11">,</text:span></text:p>
      <text:p text:style-name="P36"><text:span text:style-name="T11"><text:tab/><text:tab/></text:span><text:span text:style-name="T13">'scelliusnet' </text:span><text:span text:style-name="T11">=&gt; </text:span><text:span text:style-name="T13">'ScelliusNet - La Banque Postale'</text:span><text:span text:style-name="T11">,</text:span></text:p>
      <text:p text:style-name="P36"><text:span text:style-name="T11"><text:tab/><text:tab/></text:span><text:span text:style-name="T13">'sherlocks' </text:span><text:span text:style-name="T11">=&gt; </text:span><text:span text:style-name="T13">'Sherlocks - LCL'</text:span><text:span text:style-name="T11">,</text:span></text:p>
      <text:p text:style-name="P36"><text:span text:style-name="T11"><text:tab/><text:tab/></text:span><text:span text:style-name="T13">'sogenactif' </text:span><text:span text:style-name="T11">=&gt; </text:span><text:span text:style-name="T13">'Sogenactif - Société Générale'</text:span><text:span text:style-name="T11">,</text:span></text:p>
      <text:p text:style-name="P36"><text:span text:style-name="T11"><text:tab/><text:tab/></text:span><text:span text:style-name="T13">'webaffaires' </text:span><text:span text:style-name="T11">=&gt; </text:span><text:span text:style-name="T13">'WebAffaires - Crédit du Nord'</text:span></text:p>
      <text:p text:style-name="P36"><text:span text:style-name="T13"><text:tab/></text:span><text:span text:style-name="T11">);</text:span></text:p>
      <text:p text:style-name="P36"><text:span text:style-name="T11"><text:tab/></text:span><text:span text:style-name="T12">private </text:span><text:span text:style-name="T13">$_demoCertificates</text:span><text:span text:style-name="T11"> = </text:span><text:span text:style-name="T12">array</text:span><text:span text:style-name="T11">(</text:span></text:p>
      <text:p text:style-name="P36"><text:span text:style-name="T11"><text:tab/><text:tab/></text:span><text:span text:style-name="T13">'cyberplus' </text:span><text:span text:style-name="T11">=&gt; </text:span><text:span text:style-name="T13">'038862749811111'</text:span><text:span text:style-name="T11">,</text:span></text:p>
      <text:p text:style-name="P36"><text:span text:style-name="T11"><text:tab/><text:tab/></text:span><text:span text:style-name="T13">'etransactions' </text:span><text:span text:style-name="T11">=&gt; </text:span><text:span text:style-name="T13">'013044876511111'</text:span><text:span text:style-name="T11">,</text:span></text:p>
      <text:p text:style-name="P36"><text:span text:style-name="T11"><text:tab/><text:tab/></text:span><text:span text:style-name="T13">'elysnet' </text:span><text:span text:style-name="T11">=&gt; </text:span><text:span text:style-name="T13">'014102450311111'</text:span><text:span text:style-name="T11">,</text:span></text:p>
      <text:p text:style-name="P36"><text:span text:style-name="T11"><text:tab/><text:tab/></text:span><text:span text:style-name="T13">'mercanet' </text:span><text:span text:style-name="T11">=&gt; </text:span><text:span text:style-name="T13">'082584341411111'</text:span><text:span text:style-name="T11">,</text:span></text:p>
      <text:p text:style-name="P36"><text:span text:style-name="T11"><text:tab/><text:tab/></text:span><text:span text:style-name="T13">'scelliusnet' </text:span><text:span text:style-name="T11">=&gt; </text:span><text:span text:style-name="T13">'014141675911111'</text:span><text:span text:style-name="T11">,</text:span></text:p>
      <text:p text:style-name="P36"><text:span text:style-name="T11"><text:tab/><text:tab/></text:span><text:span text:style-name="T13">'sherlocks' </text:span><text:span text:style-name="T11">=&gt; </text:span><text:span text:style-name="T13">'014295303911111'</text:span><text:span text:style-name="T11">,</text:span></text:p>
      <text:p text:style-name="P36"><text:span text:style-name="T11"><text:tab/><text:tab/></text:span><text:span text:style-name="T13">'sogenactif' </text:span><text:span text:style-name="T11">=&gt; </text:span><text:span text:style-name="T13">'014213245611111'</text:span><text:span text:style-name="T11">,</text:span></text:p>
      <text:p text:style-name="P36"><text:span text:style-name="T11"><text:tab/><text:tab/></text:span><text:span text:style-name="T13">'webaffaires' </text:span><text:span text:style-name="T11">=&gt; </text:span><text:span text:style-name="T13">'014022286611111'</text:span></text:p>
      <text:p text:style-name="P36"><text:span text:style-name="T13"><text:tab/></text:span><text:span text:style-name="T11">);</text:span></text:p>
      <text:p text:style-name="P34"/>
      <text:p text:style-name="P19"/>
      <text:p text:style-name="P19">La clef de chacun des deux tableaux correspond à l'extension du fichier parmcom de la banque et sera utilisée pour prendre le logo de la banque dans le dossier <text:span text:style-name="T1">/images/bank_logo/</text:span>.</text:p>
      <text:p text:style-name="P19">La valeur du premier tableau est le nom de la banque dans la liste déroulante du back-office.</text:p>
      <text:p text:style-name="P19">La valeur du second tableau correspond à l'ID marchand du compte de démonstration de la banque.</text:p>
      <text:p text:style-name="P19">Ajoutez donc une ligne par banque à ajouter dans chacun des tableaux.</text:p>
      <text:p text:style-name="P19">Ajoutez le logo de banque dans le dossier <text:span text:style-name="T1">/images/bank_logo/</text:span> si vous les exploitez dans vos templates.</text:p>
      <text:p text:style-name="P19">Ajoutez le fichier parmcom et le fichier certif dans le dossier <text:span text:style-name="T1">/param/</text:span>.</text:p>
      <text:p text:style-name="P19"/>
      <text:p text:style-name="P19">Vous pouvez également m'envoyer les ressources (logo, fichier parmcom, fichier certif de démonstration) pour que la banque soit intégrée à la version suivante du module.</text:p>
      <text:p text:style-name="P20"/>
      <text:h text:style-name="P40" text:outline-level="2"><text:bookmark text:name="__RefHeading__737_1968797413"/>Développer autour de ce module<text:bookmark-end text:name="__RefHeading__737_1968797413"/></text:h>
      <text:p text:style-name="P4">Ce module ne met pas d'API à disposition des autres modules et ne stock aucune information en base à part les ID de transaction utilisés sur la journée.</text:p>
      <text:p text:style-name="P4">Cependant ce module propose des hooks permettant d'intercepter les données bancaires pour traitement et stockage par les modules ayant besoin de ces informations.</text:p>
      <text:p text:style-name="P4"/>
      <text:h text:style-name="P42" text:outline-level="3"><text:bookmark text:name="__RefHeading__739_1968797413"/>Hook tggAtosBankReturn<text:bookmark-end text:name="__RefHeading__739_1968797413"/></text:h>
      <text:p text:style-name="P4">Ce hook est déclenché après vérification de la cohérence des données envoyées par la banque, quelque soit le vecteur de réponse (automatique/silencieuse ou retour client). Dans le cas où les données sont incohérentes le hook n'est pas déclenché.</text:p>
      <text:p text:style-name="P4">Le paramètre du hook est un tableau contenant :</text:p>
      <table:table table:name="Tableau1" table:style-name="Tableau1">
        <table:table-column table:style-name="Tableau1.A"/>
        <table:table-column table:style-name="Tableau1.B"/>
        <table:table-row>
          <table:table-cell table:style-name="Tableau1.A1" office:value-type="string">
            <text:p text:style-name="P6">Clé</text:p>
          </table:table-cell>
          <table:table-cell table:style-name="Tableau1.B1" office:value-type="string">
            <text:p text:style-name="P6">Valeur</text:p>
          </table:table-cell>
        </table:table-row>
        <table:table-row>
          <table:table-cell table:style-name="Tableau1.A2" office:value-type="string">
            <text:p text:style-name="Table_20_Contents">Response</text:p>
          </table:table-cell>
          <table:table-cell table:style-name="Tableau1.B2" office:value-type="string">
            <text:p text:style-name="Table_20_Contents">Objet stdClass contenant les valeurs retournées par la banque en tant que propriétés.</text:p>
            <text:p text:style-name="Table_20_Contents"/>
            <text:p text:style-name="Table_20_Contents">Contient en plus des valeurs retournées par la banque:</text:p>
            <text:p text:style-name="Table_20_Contents">- une propriété '<text:span text:style-name="T1">orgine</text:span>' signalant le type de vecteur de réponse, soit '<text:span text:style-name="T1">client_return</text:span><text:span text:style-name="T5">', soit '</text:span><text:span text:style-name="T1">silent_response</text:span><text:span text:style-name="T5">'.</text:span></text:p>
            <text:p text:style-name="Table_20_Contents"><text:span text:style-name="T5">- une propriété '</text:span><text:span text:style-name="T1">caller_ip_address</text:span><text:span text:style-name="T5">' contenant l'IP de la machine ayant appelé le script de retour (serveur de banque ou client acheteur).</text:span></text:p>
          </table:table-cell>
        </table:table-row>
        <table:table-row>
          <table:table-cell table:style-name="Tableau1.A2" office:value-type="string">
            <text:p text:style-name="Table_20_Contents">Cart</text:p>
          </table:table-cell>
          <table:table-cell table:style-name="Tableau1.B2" office:value-type="string">
            <text:p text:style-name="Table_20_Contents">Objet Cart représentant le panier dont fait objet le paiement.</text:p>
          </table:table-cell>
        </table:table-row>
        <table:table-row>
          <table:table-cell table:style-name="Tableau1.A2" office:value-type="string">
            <text:p text:style-name="Table_20_Contents">Customer</text:p>
          </table:table-cell>
          <table:table-cell table:style-name="Tableau1.B2" office:value-type="string">
            <text:p text:style-name="Table_20_Contents">Objet Customer représentant le client acheteur propriétaire du panier.</text:p>
          </table:table-cell>
        </table:table-row>
      </table:table>
      <text:p text:style-name="P4"/>
      <text:h text:style-name="P42" text:outline-level="3"/>
      <text:h text:style-name="P44" text:outline-level="3"><text:bookmark text:name="__RefHeading__741_1968797413"/>Hook tggAtosOrderConfirm<text:bookmark-end text:name="__RefHeading__741_1968797413"/></text:h>
      <text:p text:style-name="P4">Ce hook n'est appelé que lorsque d'un retour bancaire déclenche la validation d'une commande. Appelé après validation de la commande.</text:p>
      <text:p text:style-name="P4"/>
      <table:table table:name="Tableau2" table:style-name="Tableau2">
        <table:table-column table:style-name="Tableau2.A"/>
        <table:table-column table:style-name="Tableau2.B"/>
        <table:table-row>
          <table:table-cell table:style-name="Tableau2.A1" office:value-type="string">
            <text:p text:style-name="P6">Clé</text:p>
          </table:table-cell>
          <table:table-cell table:style-name="Tableau2.B1" office:value-type="string">
            <text:p text:style-name="P6">Valeur</text:p>
          </table:table-cell>
        </table:table-row>
        <table:table-row>
          <table:table-cell table:style-name="Tableau2.A2" office:value-type="string">
            <text:p text:style-name="Table_20_Contents">Response</text:p>
          </table:table-cell>
          <table:table-cell table:style-name="Tableau2.B2" office:value-type="string">
            <text:p text:style-name="Table_20_Contents">Objet stdClass contenant les valeurs retournées par la banque en tant que propriétés.</text:p>
            <text:p text:style-name="Table_20_Contents"/>
            <text:p text:style-name="Table_20_Contents">Contient en plus des valeurs retournées par la banque:</text:p>
            <text:p text:style-name="Table_20_Contents">- une propriété '<text:span text:style-name="T1">orgine</text:span>' signalant le type de vecteur de réponse, soit '<text:span text:style-name="T1">client_return</text:span><text:span text:style-name="T5">', soit '</text:span><text:span text:style-name="T1">silent_response</text:span><text:span text:style-name="T5">'.</text:span></text:p>
            <text:p text:style-name="Table_20_Contents"><text:span text:style-name="T5">- une propriété '</text:span><text:span text:style-name="T1">caller_ip_address</text:span><text:span text:style-name="T5">' contenant l'IP </text:span><text:span text:style-name="T5">de la machine ayant appelé le script de retour (serveur de banque ou client acheteur).</text:span></text:p>
          </table:table-cell>
        </table:table-row>
        <table:table-row>
          <table:table-cell table:style-name="Tableau2.A2" office:value-type="string">
            <text:p text:style-name="Table_20_Contents">Cart</text:p>
          </table:table-cell>
          <table:table-cell table:style-name="Tableau2.B2" office:value-type="string">
            <text:p text:style-name="Table_20_Contents">Objet Cart représentant le panier dont fait objet le paiement.</text:p>
          </table:table-cell>
        </table:table-row>
        <table:table-row>
          <table:table-cell table:style-name="Tableau2.A2" office:value-type="string">
            <text:p text:style-name="Table_20_Contents">Customer</text:p>
          </table:table-cell>
          <table:table-cell table:style-name="Tableau2.B2" office:value-type="string">
            <text:p text:style-name="Table_20_Contents">Objet Customer représentant le client acheteur propriétaire du panier.</text:p>
          </table:table-cell>
        </table:table-row>
        <table:table-row>
          <table:table-cell table:style-name="Tableau2.A2" office:value-type="string">
            <text:p text:style-name="Table_20_Contents">Order</text:p>
          </table:table-cell>
          <table:table-cell table:style-name="Tableau2.B2" office:value-type="string">
            <text:p text:style-name="Table_20_Contents">Objet Order représentant la commande venant d'être validé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text-properties fo:font-size="14pt"/>
    </style:style>
    <style:style style:name="Contents_20_2" style:display-name="Contents 2" style:family="paragraph" style:parent-style-name="Index" style:class="index">
      <style:paragraph-properties fo:margin-left="0.499cm" fo:margin-right="0cm" fo:margin-top="0.3cm" fo:margin-bottom="0cm" fo:text-indent="0cm" style:auto-text-indent="false">
        <style:tab-stops>
          <style:tab-stop style:position="16.499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sh" style:family="paragraph" style:parent-style-name="Quotations" style:auto-update="true" style:default-outline-level="" style:list-style-name="" style:class="extra">
      <style:paragraph-properties fo:margin-left="3cm" fo:margin-right="2cm" fo:text-indent="0cm" style:auto-text-indent="false" fo:background-color="#cccccc">
        <style:background-image/>
      </style:paragraph-properties>
      <style:text-properties style:font-name="Lucida Console1"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mien VERON</meta:initial-creator>
    <meta:creation-date>2010-07-28T20:14:26.39</meta:creation-date>
    <dc:date>2011-08-07T16:22:56.74</dc:date>
    <dc:creator>Damien VERON</dc:creator>
    <meta:editing-duration>PT8H42M20S</meta:editing-duration>
    <meta:editing-cycles>75</meta:editing-cycles>
    <meta:generator>OpenOffice.org/3.3$Win32 OpenOffice.org_project/330m20$Build-9567</meta:generator>
    <meta:document-statistic meta:table-count="2" meta:image-count="0" meta:object-count="0" meta:page-count="11" meta:paragraph-count="192" meta:word-count="2805" meta:character-count="18413"/>
  </office:meta>
</office:document-meta>
</file>